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26ca" officeooo:paragraph-rsid="001126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crée le phpDoc</text:p>
      <text:p text:style-name="Standard">phpdoc -t Documentation --visibility public -f Person.php -f Point.php -f Segment.php -f WeighingTicket.php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18" meta:character-count="127" meta:non-whitespace-character-count="111"/>
  </office:meta>
</office:document-meta>
</file>